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fixed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0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1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1.5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 Cases</text:p>
      <text:p text:style-name="P1"/>
      <text:p text:style-name="P1">Find Title</text:p>
      <text:p text:style-name="P2"><text:span text:style-name="T1">Use case name</text:span>: Find Title</text:p>
      <text:p text:style-name="P3">Participating actor<text:span text:style-name="T2">: Librarian</text:span></text:p>
      <text:p text:style-name="P3">Parameters<text:span text:style-name="T2">: in ISBN: Integer, out title: String</text:span></text:p>
      <text:p text:style-name="P3">Entry condition<text:span text:style-name="T2">:</text:span></text:p>
      <text:p text:style-name="P3"><text:span text:style-name="T2">1. The </text:span>librarian <text:span text:style-name="T2">requests to look up the </text:span>title<text:span text:style-name="T2"> from the </text:span>librarianterminal.</text:p>
      <text:p text:style-name="P3">Flow of events:</text:p>
      <text:p text:style-name="P3"><text:span text:style-name="T2">2. The </text:span>librarian <text:span text:style-name="T2">inputs the title ISBN into the system.</text:span></text:p>
      <text:p text:style-name="P3"><text:span text:style-name="T2">3. If the </text:span>title<text:span text:style-name="T2"> doesn't exist, the system will return a </text:span>“Title does not exist.” <text:span text:style-name="T2">message to the </text:span>librarian<text:span text:style-name="T2">. If the </text:span>title<text:span text:style-name="T2"> does exist, the system will notify the user with a “</text:span>Title already exists.”<text:span text:style-name="T2">.</text:span></text:p>
      <text:p text:style-name="P3">Exit condition:\</text:p>
      <text:p text:style-name="P4">4. The <text:span text:style-name="T1">librarian</text:span> completes finding the title and is returned to the <text:span text:style-name="T1">librarianterminal</text:span> main menu.</text:p>
      <text:p text:style-name="P4"/>
      <text:p text:style-name="P1">Find User</text:p>
      <text:p text:style-name="P2"><text:span text:style-name="T1">Use case name</text:span>: Find User</text:p>
      <text:p text:style-name="P3">Participating actor<text:span text:style-name="T2">: Librarian</text:span></text:p>
      <text:p text:style-name="P3">Parameters<text:span text:style-name="T2">: in UserID: Integer, out UserID: String</text:span></text:p>
      <text:p text:style-name="P3">Entry condition<text:span text:style-name="T2">:</text:span></text:p>
      <text:p text:style-name="P3"><text:span text:style-name="T2">1. The </text:span>librarian <text:span text:style-name="T2">requests to look up the </text:span>user<text:span text:style-name="T2"> from the </text:span>librarianterminal.</text:p>
      <text:p text:style-name="P3">Flow of events:</text:p>
      <text:p text:style-name="P3"><text:span text:style-name="T2">2. The </text:span>librarian <text:span text:style-name="T2">inputs the UserID into the system.</text:span></text:p>
      <text:p text:style-name="P3"><text:span text:style-name="T2">3. If the </text:span>user<text:span text:style-name="T2"> doesn't exist, the system will return a </text:span>“User does not exist.” <text:span text:style-name="T2">message to the </text:span>librarian<text:span text:style-name="T2">. If the </text:span><text:span text:style-name="T4">user</text:span><text:span text:style-name="T2"> does exist, the system will notify the user with a “</text:span>User already exists.”<text:span text:style-name="T2">.</text:span></text:p>
      <text:p text:style-name="P3">Exit condition:\</text:p>
      <text:p text:style-name="P4">4. The <text:span text:style-name="T1">librarian</text:span> completes finding the user and is returned to the <text:span text:style-name="T1">librarianterminal</text:span> main menu.</text:p>
      <text:p text:style-name="P4"/>
      <text:p text:style-name="P1">Check Reservation</text:p>
      <text:p text:style-name="P2"><text:span text:style-name="T1">Use case name</text:span>: Check Reservation</text:p>
      <text:p text:style-name="P3">Participating actor<text:span text:style-name="T2">: Librarian</text:span></text:p>
      <text:p text:style-name="P3">Parameters<text:span text:style-name="T2">: in ISBN: Integer, in copyID, out boolean</text:span></text:p>
      <text:p text:style-name="P3">Entry condition<text:span text:style-name="T2">:</text:span></text:p>
      <text:p text:style-name="P3"><text:span text:style-name="T2">1. The </text:span>librarian <text:span text:style-name="T2">requests to look up a reservation from the </text:span>librarianterminal.</text:p>
      <text:p text:style-name="P3">Flow of events:</text:p>
      <text:p text:style-name="P3"><text:span text:style-name="T2">2. The </text:span>librarian <text:span text:style-name="T2">inputs the ISBN and copyID into the system.</text:span></text:p>
      <text:p text:style-name="P4">3. If the ISBN or copyID is invalid proceed to 5.</text:p>
      <text:p text:style-name="P4">4. If the book with the ISBN and copyID is on loan, the system will return a false to indicate that it is not available and true otherwise to indicate that it is available.</text:p>
      <text:p text:style-name="P3">Exit condition:\</text:p>
      <text:p text:style-name="P4">5. The <text:span text:style-name="T1">librarian</text:span> completes checking the reservation and is returned to the <text:span text:style-name="T1">librarianterminal</text:span>.</text:p>
      <text:p text:style-name="P4"/>
      <text:p text:style-name="P1">Find Loan</text:p>
      <text:p text:style-name="P2"><text:span text:style-name="T1">Use case name</text:span>: Find Loan</text:p>
      <text:p text:style-name="P3">Participating actor<text:span text:style-name="T2">: Librarian</text:span></text:p>
      <text:p text:style-name="P3">Parameters<text:span text:style-name="T2">: in UserID: Integer, in itemID, out loan: Loan</text:span></text:p>
      <text:p text:style-name="P3">Entry condition<text:span text:style-name="T2">:</text:span></text:p>
      <text:p text:style-name="P3"><text:span text:style-name="T2">1. The </text:span>librarian <text:span text:style-name="T2">requests to look up if a </text:span>user<text:span text:style-name="T2"> has a </text:span>loan<text:span text:style-name="T2"> on an title from the </text:span>librarianterminal.</text:p>
      <text:p text:style-name="P3">Flow of events:</text:p>
      <text:p text:style-name="P3"><text:soft-page-break/><text:span text:style-name="T2">2. The </text:span>librarian <text:span text:style-name="T2">inputs the UserID, and itemID into the system.</text:span></text:p>
      <text:p text:style-name="P3"><text:span text:style-name="T2">3. If the </text:span>user<text:span text:style-name="T2"> doesn't exist, the system will return a </text:span>“User does not exist.” <text:span text:style-name="T2">message to the </text:span>librarian<text:span text:style-name="T2"> and </text:span><text:span text:style-name="T2">proceed to 6.</text:span></text:p>
      <text:p text:style-name="P3"><text:span text:style-name="T2">4. If the </text:span><text:span text:style-name="T3">itemID</text:span><text:span text:style-name="T2"> does exist, the system will notify the user with a “</text:span>Item does not exist.”<text:span text:style-name="T2"> and proceed to 6.</text:span></text:p>
      <text:p text:style-name="P4">5. If the UserID and ItemID are valid the system will look for the loan and return it, if not proceed to 6.</text:p>
      <text:p text:style-name="P3">Exit condition:\</text:p>
      <text:p text:style-name="P4">4. The <text:span text:style-name="T1">librarian</text:span> completes finding the loan and is returned to the <text:span text:style-name="T1">librarianterminal</text:span> main menu.</text:p>
      <text:p text:style-name="P4"/>
      <text:p text:style-name="P5">User Stories</text:p>
      <text:p text:style-name="P5"/>
      <text:p text:style-name="P6">1) As a librarian I can add a user so that they can be added to the system and are able to use the library. </text:p>
      <text:list xml:id="list2296667298660012163" text:style-name="L1">
        <text:list-item>
          <text:p text:style-name="P9">The librarian can choose to add a user using a UserID.</text:p>
          <text:list>
            <text:list-item>
              <text:p text:style-name="P9">If the UserID is already in the system, the user can not be added again.</text:p>
            </text:list-item>
            <text:list-item>
              <text:p text:style-name="P9">If the UserID does not exist, the user is to be added to the system.</text:p>
            </text:list-item>
          </text:list>
        </text:list-item>
      </text:list>
      <text:p text:style-name="P6">2) As a librarian I can create a title so that it is available to users and is part of the librarysystem.</text:p>
      <text:p text:style-name="P6"><text:tab/>- The librarian can choose to add a title using the ISBN.</text:p>
      <text:list xml:id="list3692093236632032427" text:style-name="L2">
        <text:list-item>
          <text:list>
            <text:list-item>
              <text:p text:style-name="P10">If the entered ISBN is not a proper ISBN. i.e. It is not 13 digits long. The system shall prompt the librarian and ask that it be entered again.</text:p>
            </text:list-item>
            <text:list-item>
              <text:p text:style-name="P10">If the title of the entered ISBN is the same as another in the system, i.e. same ISBN is already in the system, the title can not be added again.</text:p>
            </text:list-item>
            <text:list-item>
              <text:p text:style-name="P10">If the ISBN is proper and does not exist in the system then the new title is to be added to the system.</text:p>
            </text:list-item>
          </text:list>
        </text:list-item>
      </text:list>
      <text:p text:style-name="P6">3) As a librarian I can allow a user to borrow a title.</text:p>
      <text:list xml:id="list7403952668692581575" text:style-name="L3">
        <text:list-item>
          <text:list>
            <text:list-item>
              <text:p text:style-name="P11">The librarian can choose to <text:s/>enter the borrowers UserID and the items ItemID.</text:p>
              <text:list>
                <text:list-item>
                  <text:p text:style-name="P11">If the UserID does not exist in the system, do not allow the user to borrow a title.</text:p>
                </text:list-item>
                <text:list-item>
                  <text:p text:style-name="P11">If the ItemID does not exist in the system, there is nothing to do.</text:p>
                </text:list-item>
                <text:list-item>
                  <text:p text:style-name="P11">If the UserID and ItemID are valid then the system shall:</text:p>
                  <text:list>
                    <text:list-item>
                      <text:p text:style-name="P11">Check the user's privilage, if there is a fine, then the system can collect the fine.</text:p>
                      <text:list>
                        <text:list-item>
                          <text:p text:style-name="P11">If the fine is not cleared, the user can not borrow a title.</text:p>
                        </text:list-item>
                      </text:list>
                    </text:list-item>
                    <text:list-item>
                      <text:p text:style-name="P11">Check that the user does not exceed the number of loan items, if they do, the user can not borrow a title.</text:p>
                    </text:list-item>
                    <text:list-item>
                      <text:p text:style-name="P11">Check that the requested title is not reserved, if it is, the user can not borrow a title.</text:p>
                      <text:list>
                        <text:list-item>
                          <text:p text:style-name="P11">If all checks above pass, the user is able to borrow the title and the system is update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4) As a librarian I can process a title return, i.e. a borrowed title.</text:p>
      <text:list xml:id="list26851418973629888" text:style-name="L4">
        <text:list-item>
          <text:p text:style-name="P12">The librarian can choose to return a loancopy by entering a UserID and ItemID.</text:p>
          <text:list>
            <text:list-item>
              <text:p text:style-name="P12">If the ItemID is not found to be loaned out, then there is nothing to do.</text:p>
            </text:list-item>
            <text:list-item>
              <text:p text:style-name="P12">If the ItemID is found to be loaned out, the system shall:</text:p>
              <text:list>
                <text:list-item>
                  <text:p text:style-name="P12">Check if the loan is overdue, if it is, notifies the librarian.</text:p>
                </text:list-item>
                <text:list-item>
                  <text:p text:style-name="P12">Check if the loan has been overdue for more than 4 days, remove the user privilege.</text:p>
                  <text:list>
                    <text:list-item>
                      <text:p text:style-name="P12">If all checks pass, the loan is 'destroyed', i.e. removed from the system.</text:p>
                    </text:list-item>
                  </text:list>
                </text:list-item>
              </text:list>
            </text:list-item>
          </text:list>
        </text:list-item>
      </text:list>
      <text:p text:style-name="P6">5) As a librarian I can renew a loan for a user.</text:p>
      <text:list xml:id="list2619289968184501723" text:style-name="L5">
        <text:list-item>
          <text:p text:style-name="P13">The librarian can choose to renew a loan by entering the UserID and ItemID.</text:p>
          <text:list>
            <text:list-item>
              <text:p text:style-name="P13">If the ItemID is not found to be loaned out, then there is nothing to do.</text:p>
            </text:list-item>
            <text:list-item>
              <text:p text:style-name="P13">If the users privilege is revoked then there is nothing to do.</text:p>
            </text:list-item>
            <text:list-item>
              <text:p text:style-name="P13">If the loan is valid the system shall:</text:p>
              <text:list>
                <text:list-item>
                  <text:p text:style-name="P13"><text:soft-page-break/>Check that the title is not reserved, if it is, then the user is not allowed to renew.</text:p>
                </text:list-item>
                <text:list-item>
                  <text:p text:style-name="P13">Check if the title can not be renewed anymore, if it can't, then the user is not allowed to renew.</text:p>
                  <text:list>
                    <text:list-item>
                      <text:p text:style-name="P13">If all checks pass, the loan is renewed.</text:p>
                    </text:list-item>
                  </text:list>
                </text:list-item>
              </text:list>
            </text:list-item>
          </text:list>
        </text:list-item>
      </text:list>
      <text:p text:style-name="P6">6) As a librarian I can collect a fine from a user.</text:p>
      <text:list xml:id="list5594866045243222156" text:style-name="L6">
        <text:list-item>
          <text:p text:style-name="P14">The librarian can choose to collect a fine by entering a UserID and ItemID into the system.</text:p>
          <text:list>
            <text:list-item>
              <text:p text:style-name="P14">If the UserID is not found, there is nothing to do.</text:p>
            </text:list-item>
            <text:list-item>
              <text:p text:style-name="P14">If the user is in the system and there is a file, collect it and update the system.</text:p>
            </text:list-item>
          </text:list>
        </text:list-item>
      </text:list>
      <text:p text:style-name="P6">7) As a librarian I can delete a user from the system.</text:p>
      <text:list xml:id="list2537726460639395001" text:style-name="L7">
        <text:list-item>
          <text:p text:style-name="P15">The librarian can choose to delete a user by entering the UserID into the system.</text:p>
          <text:list>
            <text:list-item>
              <text:p text:style-name="P15">If the UserID is not found, there is nothing to do.</text:p>
            </text:list-item>
            <text:list-item>
              <text:p text:style-name="P15">If the user has a loan, then the user can not be removed.</text:p>
            </text:list-item>
            <text:list-item>
              <text:p text:style-name="P15">If the user is in the system and has no loan, the system removes the user.</text:p>
            </text:list-item>
          </text:list>
        </text:list-item>
      </text:list>
      <text:p text:style-name="P6">8) As a librarian I can delete a title.</text:p>
      <text:list xml:id="list4545316191550633738" text:style-name="L8">
        <text:list-item>
          <text:p text:style-name="P16">The librarian can choose to delete a title by entering the ISBN into the system.</text:p>
          <text:list>
            <text:list-item>
              <text:p text:style-name="P16">If the ISBN is not found in the system, there is nothing to do.</text:p>
            </text:list-item>
            <text:list-item>
              <text:p text:style-name="P16">If the title is reserved or on loan, there is nothing to do.</text:p>
            </text:list-item>
            <text:list-item>
              <text:p text:style-name="P16">If the title is in the system and is not reserved or on loan, it is removed form the system.</text:p>
            </text:list-item>
          </text:list>
        </text:list-item>
      </text:list>
      <text:p text:style-name="P6">9) As a librarian I can delete a copy.</text:p>
      <text:list xml:id="list6079748672578921375" text:style-name="L9">
        <text:list-item>
          <text:p text:style-name="P17">The librarian can choose to delete a copy from the system by entering the ItemID and CopyNumber into the system.</text:p>
          <text:list>
            <text:list-item>
              <text:p text:style-name="P17">If the ItemID is not found in the system, there is nothing to do.</text:p>
            </text:list-item>
            <text:list-item>
              <text:p text:style-name="P17">If the CopyNumber is not found in the system, there is nothing to do.</text:p>
            </text:list-item>
            <text:list-item>
              <text:p text:style-name="P17">If the item is reserved or on loan, there is nothing to do.</text:p>
            </text:list-item>
            <text:list-item>
              <text:p text:style-name="P17">If the item is valid then the copy is removed from the system.</text:p>
            </text:list-item>
          </text:list>
        </text:list-item>
      </text:list>
      <text:p text:style-name="P6">10) As a librarian I can monitor the system.</text:p>
      <text:list xml:id="list899402217330314500" text:style-name="L10">
        <text:list-item>
          <text:list>
            <text:list-item>
              <text:p text:style-name="P18">When the librarian chooses to monitor the system, information about all titles and users is</text:p>
              <text:p text:style-name="P18">displayed to the librarian by the system.</text:p>
            </text:list-item>
          </text:list>
        </text:list-item>
      </text:lis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lationship Diagram</text:p>
      <text:p text:style-name="P5"/>
      <text:p text:style-name="P5"><draw:g text:anchor-type="paragraph" draw:z-index="0" draw:style-name="gr1"><draw:line draw:style-name="gr2" draw:text-style-name="P20" svg:x1="16.539cm" svg:y1="8.199cm" svg:x2="16.539cm" svg:y2="8.699cm"><text:p/></draw:line><draw:line draw:style-name="gr3" draw:text-style-name="P20" svg:x1="16.277cm" svg:y1="8.999cm" svg:x2="16.538cm" svg:y2="8.699cm"><text:p/></draw:line><draw:line draw:style-name="gr4" draw:text-style-name="P20" svg:x1="16.8cm" svg:y1="8.999cm" svg:x2="16.539cm" svg:y2="8.699cm"><text:p/></draw:line><draw:custom-shape draw:style-name="gr5" draw:text-style-name="P20" svg:width="0.348cm" svg:height="0.301cm" svg:x="16.365cm" svg:y="7.8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draw:style-name="gr6" draw:text-style-name="P20" svg:x1="16.363cm" svg:y1="8.399cm" svg:x2="16.712cm" svg:y2="8.399cm"><text:p/></draw:line><draw:frame draw:style-name="gr7" draw:text-style-name="P22" svg:width="1.604cm" svg:height="0.578cm" svg:x="15.928cm" svg:y="8.999cm"><draw:text-box><text:p text:style-name="P21"><text:span text:style-name="T5">Librarian</text:span></text:p></draw:text-box></draw:frame><draw:line draw:style-name="gr8" draw:text-style-name="P20" svg:x1="16.365cm" svg:y1="7.699cm" svg:x2="15.929cm" svg:y2="0.999cm"><text:p/></draw:line><draw:ellipse draw:style-name="gr9" draw:text-style-name="P24" svg:width="2.005cm" svg:height="0.9cm" svg:x="14.97cm" svg:y="0cm"><text:p text:style-name="P23"><text:span text:style-name="T5">Monitor System</text:span></text:p></draw:ellipse><draw:line draw:style-name="gr10" draw:text-style-name="P20" svg:x1="16.277cm" svg:y1="7.799cm" svg:x2="13.924cm" svg:y2="1.599cm"><text:p/></draw:line><draw:ellipse draw:style-name="gr11" draw:text-style-name="P24" svg:width="2.179cm" svg:height="0.9cm" svg:x="12.792cm" svg:y="0.6cm"><text:p text:style-name="P23"><text:span text:style-name="T5"><text:s/></text:span><text:span text:style-name="T5">Return Loancopy</text:span></text:p></draw:ellipse><draw:line draw:style-name="gr12" draw:text-style-name="P20" svg:x1="12.617cm" svg:y1="0.999cm" svg:x2="8.696cm" svg:y2="0.999cm"><text:p/></draw:line><draw:ellipse draw:style-name="gr13" draw:text-style-name="P24" svg:width="2.006cm" svg:height="0.9cm" svg:x="6.604cm" svg:y="0.499cm"><text:p text:style-name="P23"><text:span text:style-name="T5"><text:s/></text:span><text:span text:style-name="T5">Find Loan</text:span></text:p></draw:ellipse><draw:frame draw:style-name="gr14" draw:text-style-name="P22" svg:width="2.059cm" svg:height="0.578cm" svg:x="10.088cm" svg:y="0.531cm"><draw:text-box><text:p text:style-name="P21"><text:span text:style-name="T5">&lt;&lt;include&gt;&gt;</text:span></text:p></draw:text-box></draw:frame><draw:line draw:style-name="gr15" draw:text-style-name="P20" svg:x1="16.277cm" svg:y1="7.899cm" svg:x2="13.314cm" svg:y2="3.199cm"><text:p/></draw:line><draw:ellipse draw:style-name="gr16" draw:text-style-name="P24" svg:width="2.005cm" svg:height="0.9cm" svg:x="12.095cm" svg:y="2.2cm"><text:p text:style-name="P23"><text:span text:style-name="T5">Add User</text:span></text:p></draw:ellipse><draw:line draw:style-name="gr17" draw:text-style-name="P20" svg:x1="16.19cm" svg:y1="8.099cm" svg:x2="12.791cm" svg:y2="4.599cm"><text:p/></draw:line><draw:ellipse draw:style-name="gr18" draw:text-style-name="P24" svg:width="2.006cm" svg:height="0.9cm" svg:x="11.571cm" svg:y="3.6cm"><text:p text:style-name="P23"><text:span text:style-name="T5">Remove User</text:span></text:p></draw:ellipse><draw:line draw:style-name="gr19" draw:text-style-name="P20" svg:x1="16.19cm" svg:y1="8.199cm" svg:x2="12.356cm" svg:y2="5.999cm"><text:p/></draw:line><draw:ellipse draw:style-name="gr20" draw:text-style-name="P24" svg:width="2.006cm" svg:height="0.9cm" svg:x="10.262cm" svg:y="5.5cm"><text:p text:style-name="P23"><text:span text:style-name="T5">Renew Loan</text:span></text:p></draw:ellipse><draw:line draw:style-name="gr21" draw:text-style-name="P20" svg:x1="16.19cm" svg:y1="8.299cm" svg:x2="12.356cm" svg:y2="7.299cm"><text:p/></draw:line><draw:ellipse draw:style-name="gr22" draw:text-style-name="P24" svg:width="2.181cm" svg:height="0.902cm" svg:x="10.088cm" svg:y="6.899cm"><text:p text:style-name="P23"><text:span text:style-name="T5">Borrow Loancopy</text:span></text:p></draw:ellipse><draw:line draw:style-name="gr23" draw:text-style-name="P20" svg:x1="16.103cm" svg:y1="8.399cm" svg:x2="12.443cm" svg:y2="8.899cm"><text:p/></draw:line><draw:ellipse draw:style-name="gr24" draw:text-style-name="P24" svg:width="2.177cm" svg:height="0.9cm" svg:x="10.177cm" svg:y="8.4cm"><text:p text:style-name="P23"><text:span text:style-name="T5">Remove Title</text:span></text:p></draw:ellipse><draw:line draw:style-name="gr25" draw:text-style-name="P20" svg:x1="16.19cm" svg:y1="8.599cm" svg:x2="12.879cm" svg:y2="9.999cm"><text:p/></draw:line><draw:ellipse draw:style-name="gr26" draw:text-style-name="P24" svg:width="2.181cm" svg:height="0.9cm" svg:x="10.611cm" svg:y="9.7cm"><text:p text:style-name="P23"><text:span text:style-name="T5">Remove Item</text:span></text:p></draw:ellipse><draw:line draw:style-name="gr27" draw:text-style-name="P20" svg:x1="16.103cm" svg:y1="8.999cm" svg:x2="13.489cm" svg:y2="11.399cm"><text:p/></draw:line><draw:ellipse draw:style-name="gr28" draw:text-style-name="P24" svg:width="2.179cm" svg:height="0.9cm" svg:x="11.222cm" svg:y="11.299cm"><text:p text:style-name="P23"><text:span text:style-name="T5">Add Item</text:span></text:p></draw:ellipse><draw:line draw:style-name="gr29" draw:text-style-name="P20" svg:x1="16.103cm" svg:y1="9.499cm" svg:x2="14.883cm" svg:y2="12.199cm"><text:p/></draw:line><draw:ellipse draw:style-name="gr30" draw:text-style-name="P24" svg:width="2.179cm" svg:height="0.902cm" svg:x="14.448cm" svg:y="12.398cm"><text:p text:style-name="P23"><text:span text:style-name="T5">Add Title</text:span></text:p></draw:ellipse><draw:line draw:style-name="gr31" draw:text-style-name="P20" svg:x1="13.314cm" svg:y1="12.099cm" svg:x2="14.447cm" svg:y2="12.699cm"><text:p/></draw:line><draw:frame draw:style-name="gr32" draw:text-style-name="P22" svg:width="2.059cm" svg:height="0.578cm" svg:x="12.876cm" svg:y="12cm"><draw:text-box><text:p text:style-name="P21"><text:span text:style-name="T5">&lt;&lt;include&gt;&gt;</text:span></text:p></draw:text-box></draw:frame><draw:line draw:style-name="gr33" draw:text-style-name="P20" svg:x1="12.79cm" svg:y1="1.399cm" svg:x2="8.869cm" svg:y2="2.999cm"><text:p/></draw:line><draw:ellipse draw:style-name="gr34" draw:text-style-name="P24" svg:width="2.005cm" svg:height="0.9cm" svg:x="6.78cm" svg:y="2.6cm"><text:p text:style-name="P23"><text:span text:style-name="T5"><text:s/></text:span><text:span text:style-name="T5">Collect Fine</text:span></text:p></draw:ellipse><draw:frame draw:style-name="gr35" draw:text-style-name="P22" svg:width="2.059cm" svg:height="0.578cm" svg:x="9.777cm" svg:y="1.63cm"><draw:text-box><text:p text:style-name="P21"><text:span text:style-name="T5">&lt;&lt;include&gt;&gt;</text:span></text:p></draw:text-box></draw:frame><draw:line draw:style-name="gr36" draw:text-style-name="P20" svg:x1="11.135cm" svg:y1="5.399cm" svg:x2="8.521cm" svg:y2="1.299cm"><text:p/></draw:line><draw:frame draw:style-name="gr37" draw:text-style-name="P22" svg:width="2.059cm" svg:height="0.578cm" svg:x="9.393cm" svg:y="3.431cm"><draw:text-box><text:p text:style-name="P21"><text:span text:style-name="T5">&lt;&lt;include&gt;&gt;</text:span></text:p></draw:text-box></draw:frame><draw:line draw:style-name="gr38" draw:text-style-name="P20" svg:x1="10.264cm" svg:y1="5.599cm" svg:x2="8.347cm" svg:y2="3.499cm"><text:p/></draw:line><draw:frame draw:style-name="gr39" draw:text-style-name="P22" svg:width="2.059cm" svg:height="0.578cm" svg:x="8.435cm" svg:y="4.33cm"><draw:text-box><text:p text:style-name="P21"><text:span text:style-name="T5">&lt;&lt;include&gt;&gt;</text:span></text:p></draw:text-box></draw:frame><draw:line draw:style-name="gr40" draw:text-style-name="P20" svg:x1="10.177cm" svg:y1="6.099cm" svg:x2="7.65cm" svg:y2="8.099cm"><text:p/></draw:line><draw:ellipse draw:style-name="gr41" draw:text-style-name="P24" svg:width="2.44cm" svg:height="0.9cm" draw:transform="rotate (0.0006981317007976) translate (5.12409722222222cm 7.70113888888889cm)"><text:p text:style-name="P23"><text:span text:style-name="T5"><text:s/></text:span><text:span text:style-name="T5">Check Reservation</text:span></text:p></draw:ellipse><draw:frame draw:style-name="gr42" draw:text-style-name="P22" svg:width="2.059cm" svg:height="0.578cm" svg:x="8.086cm" svg:y="6.699cm"><draw:text-box><text:p text:style-name="P21"><text:span text:style-name="T5">&lt;&lt;include&gt;&gt;</text:span></text:p></draw:text-box></draw:frame><draw:line draw:style-name="gr43" draw:text-style-name="P20" svg:x1="10.003cm" svg:y1="7.599cm" svg:x2="7.65cm" svg:y2="8.199cm"><text:p/></draw:line><draw:frame draw:style-name="gr44" draw:text-style-name="P22" svg:width="2.059cm" svg:height="0.578cm" svg:x="8.262cm" svg:y="7.53cm"><draw:text-box><text:p text:style-name="P21"><text:span text:style-name="T5">&lt;&lt;include&gt;&gt;</text:span></text:p></draw:text-box></draw:frame><draw:line draw:style-name="gr45" draw:text-style-name="P20" svg:x1="16.19cm" svg:y1="8.099cm" svg:x2="8.783cm" svg:y2="3.299cm"><text:p/></draw:line><draw:frame draw:style-name="gr46" draw:text-style-name="P22" svg:width="2.059cm" svg:height="0.578cm" svg:x="11.222cm" svg:y="4.93cm"><draw:text-box><text:p text:style-name="P21"><text:span text:style-name="T5">&lt;&lt;include&gt;&gt;</text:span></text:p></draw:text-box></draw:frame><draw:line draw:style-name="gr47" draw:text-style-name="P20" svg:x1="10.351cm" svg:y1="6.999cm" svg:x2="7.65cm" svg:y2="3.599cm"><text:p/></draw:line><draw:frame draw:style-name="gr48" draw:text-style-name="P22" svg:width="2.059cm" svg:height="0.578cm" svg:x="8.207cm" svg:y="5.33cm"><draw:text-box><text:p text:style-name="P21"><text:span text:style-name="T5">&lt;&lt;include&gt;&gt;</text:span></text:p></draw:text-box></draw:frame><draw:line draw:style-name="gr49" draw:text-style-name="P20" svg:x1="6.779cm" svg:y1="3.499cm" svg:x2="3.816cm" svg:y2="5.099cm"><text:p/></draw:line><draw:ellipse draw:style-name="gr50" draw:text-style-name="P24" svg:width="2.005cm" svg:height="0.9cm" svg:x="2.072cm" svg:y="4.999cm"><text:p text:style-name="P23"><text:span text:style-name="T5"><text:s/></text:span><text:span text:style-name="T5">Find User</text:span></text:p></draw:ellipse><draw:frame draw:style-name="gr51" draw:text-style-name="P22" svg:width="2.059cm" svg:height="0.578cm" svg:x="4.284cm" svg:y="3.63cm"><draw:text-box><text:p text:style-name="P21"><text:span text:style-name="T5">&lt;&lt;include&gt;&gt;</text:span></text:p></draw:text-box></draw:frame><draw:line draw:style-name="gr52" draw:text-style-name="P20" svg:x1="11.396cm" svg:y1="4.099cm" svg:x2="4.163cm" svg:y2="5.399cm"><text:p/></draw:line><draw:frame draw:style-name="gr53" draw:text-style-name="P22" svg:width="2.059cm" svg:height="0.578cm" svg:x="5.854cm" svg:y="4.33cm"><draw:text-box><text:p text:style-name="P21"><text:span text:style-name="T5">&lt;&lt;include&gt;&gt;</text:span></text:p></draw:text-box></draw:frame><draw:line draw:style-name="gr54" draw:text-style-name="P20" svg:x1="10.09cm" svg:y1="7.099cm" svg:x2="4.077cm" svg:y2="5.699cm"><text:p/></draw:line><draw:frame draw:style-name="gr55" draw:text-style-name="P22" svg:width="2.059cm" svg:height="0.578cm" svg:x="6.519cm" svg:y="5.898cm"><draw:text-box><text:p text:style-name="P21"><text:span text:style-name="T5">&lt;&lt;include&gt;&gt;</text:span></text:p></draw:text-box></draw:frame><draw:line draw:style-name="gr56" draw:text-style-name="P20" svg:x1="10.264cm" svg:y1="6.999cm" svg:x2="3.728cm" svg:y2="2.999cm"><text:p/></draw:line><draw:ellipse draw:style-name="gr57" draw:text-style-name="P24" svg:width="2.703cm" svg:height="0.902cm" svg:x="2.508cm" svg:y="1.998cm"><text:p text:style-name="P23"><text:span text:style-name="T5"><text:s/></text:span><text:span text:style-name="T5">Remove Reservation</text:span></text:p></draw:ellipse><draw:line draw:style-name="gr58" draw:text-style-name="P20" svg:x1="3.553cm" svg:y1="2.999cm" svg:x2="3.117cm" svg:y2="4.899cm"><text:p/></draw:line><draw:frame draw:style-name="gr59" draw:text-style-name="P22" svg:width="2.059cm" svg:height="0.578cm" svg:x="2.422cm" svg:y="3.5cm"><draw:text-box><text:p text:style-name="P21"><text:span text:style-name="T5">&lt;&lt;include&gt;&gt;</text:span></text:p></draw:text-box></draw:frame><draw:line draw:style-name="gr60" draw:text-style-name="P20" svg:x1="0.591cm" svg:y1="5.799cm" svg:x2="0.591cm" svg:y2="6.299cm"><text:p/></draw:line><draw:line draw:style-name="gr61" draw:text-style-name="P20" svg:x1="0.33cm" svg:y1="6.599cm" svg:x2="0.591cm" svg:y2="6.299cm"><text:p/></draw:line><draw:line draw:style-name="gr62" draw:text-style-name="P20" svg:x1="0.852cm" svg:y1="6.599cm" svg:x2="0.591cm" svg:y2="6.299cm"><text:p/></draw:line><draw:custom-shape draw:style-name="gr63" draw:text-style-name="P20" svg:width="0.35cm" svg:height="0.301cm" svg:x="0.416cm" svg:y="5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draw:style-name="gr64" draw:text-style-name="P20" svg:x1="0.417cm" svg:y1="5.999cm" svg:x2="0.766cm" svg:y2="5.999cm"><text:p/></draw:line><draw:frame draw:style-name="gr65" draw:text-style-name="P22" svg:width="1.65cm" svg:height="0.578cm" svg:x="-0.106cm" svg:y="6.63cm"><draw:text-box><text:p text:style-name="P21"><text:span text:style-name="T5">Borrower</text:span></text:p></draw:text-box></draw:frame><draw:line draw:style-name="gr66" draw:text-style-name="P20" svg:x1="0.94cm" svg:y1="5.399cm" svg:x2="2.596cm" svg:y2="2.899cm"><text:p/></draw:line><draw:frame draw:style-name="gr67" draw:text-style-name="P22" svg:width="2.059cm" svg:height="0.578cm" svg:x="10.088cm" svg:y="0.531cm"><draw:text-box><text:p text:style-name="P21"><text:span text:style-name="T5">&lt;&lt;include&gt;&gt;</text:span></text:p></draw:text-box></draw:frame><draw:line draw:style-name="gr68" draw:text-style-name="P20" svg:x1="1.026cm" svg:y1="5.999cm" svg:x2="2.072cm" svg:y2="5.599cm"><text:p/></draw:line><draw:ellipse draw:style-name="gr69" draw:text-style-name="P24" svg:width="2.354cm" svg:height="0.9cm" svg:x="1.811cm" svg:y="7.699cm"><text:p text:style-name="P23"><text:span text:style-name="T5"><text:s/></text:span><text:span text:style-name="T5">Make Reservation</text:span></text:p></draw:ellipse><draw:line draw:style-name="gr70" draw:text-style-name="P20" svg:x1="3.031cm" svg:y1="7.599cm" svg:x2="3.118cm" svg:y2="5.999cm"><text:p/></draw:line><draw:frame draw:style-name="gr71" draw:text-style-name="P22" svg:width="2.059cm" svg:height="0.578cm" svg:x="2.247cm" svg:y="6.599cm"><draw:text-box><text:p text:style-name="P21"><text:span text:style-name="T5">&lt;&lt;include&gt;&gt;</text:span></text:p></draw:text-box></draw:frame><draw:line draw:style-name="gr72" draw:text-style-name="P20" svg:x1="1.114cm" svg:y1="6.599cm" svg:x2="2.16cm" svg:y2="7.699cm"><text:p/></draw:line><draw:line draw:style-name="gr73" draw:text-style-name="P20" svg:x1="0.853cm" svg:y1="7.399cm" svg:x2="2.596cm" svg:y2="11.299cm"><text:p/></draw:line><draw:ellipse draw:style-name="gr74" draw:text-style-name="P24" svg:width="2.442cm" svg:height="0.902cm" draw:transform="rotate (0.0006981317007976) translate (2.332625cm 11.2994722222222cm)"><text:p text:style-name="P23"><text:span text:style-name="T5"><text:s/></text:span><text:span text:style-name="T5">Find Title</text:span></text:p></draw:ellipse><draw:line draw:style-name="gr75" draw:text-style-name="P20" svg:x1="3.206cm" svg:y1="8.699cm" svg:x2="3.555cm" svg:y2="11.199cm"><text:p/></draw:line><draw:frame draw:style-name="gr76" draw:text-style-name="P22" svg:width="2.059cm" svg:height="0.578cm" svg:x="2.367cm" svg:y="9.299cm"><draw:text-box><text:p text:style-name="P21"><text:span text:style-name="T5">&lt;&lt;include&gt;&gt;</text:span></text:p></draw:text-box></draw:frame><draw:line draw:style-name="gr77" draw:text-style-name="P20" svg:x1="10.176cm" svg:y1="7.799cm" svg:x2="4.163cm" svg:y2="11.199cm"><text:p/></draw:line><draw:frame draw:style-name="gr78" draw:text-style-name="P22" svg:width="2.059cm" svg:height="0.578cm" svg:x="7.04cm" svg:y="10.331cm"><draw:text-box><text:p text:style-name="P21"><text:span text:style-name="T5">&lt;&lt;include&gt;&gt;</text:span></text:p></draw:text-box></draw:frame><draw:line draw:style-name="gr79" draw:text-style-name="P20" svg:x1="10.177cm" svg:y1="9.099cm" svg:x2="4.513cm" svg:y2="11.399cm"><text:p/></draw:line><draw:frame draw:style-name="gr80" draw:text-style-name="P22" svg:width="2.059cm" svg:height="0.578cm" svg:x="6.258cm" svg:y="9.631cm"><draw:text-box><text:p text:style-name="P21"><text:span text:style-name="T5">&lt;&lt;include&gt;&gt;</text:span></text:p></draw:text-box></draw:frame><draw:line draw:style-name="gr81" draw:text-style-name="P20" svg:x1="10.525cm" svg:y1="10.299cm" svg:x2="4.861cm" svg:y2="11.699cm"><text:p/></draw:line><draw:frame draw:style-name="gr82" draw:text-style-name="P22" svg:width="2.059cm" svg:height="0.578cm" svg:x="7.86cm" svg:y="11.299cm"><draw:text-box><text:p text:style-name="P21"><text:span text:style-name="T5">&lt;&lt;include&gt;&gt;</text:span></text:p></draw:text-box></draw:frame><draw:line draw:style-name="gr83" draw:text-style-name="P20" svg:x1="11.135cm" svg:y1="11.699cm" svg:x2="4.861cm" svg:y2="11.8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fixed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9T15:59:42.85</meta:creation-date>
    <dc:date>2017-10-13T01:51:09.45</dc:date>
    <meta:editing-duration>PT2H43M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4" meta:paragraph-count="107" meta:word-count="1341" meta:character-count="6775"/>
  </office:meta>
</office:document-meta>
</file>